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ff3333" style:font-name="Verdana" fo:font-size="14pt" style:font-size-asian="14pt" style:font-size-complex="14pt"/>
    </style:style>
    <style:style style:name="T2" style:family="text">
      <style:text-properties style:font-name="Verdana" fo:font-size="14pt" style:font-size-asian="14pt" style:font-size-complex="14pt"/>
    </style:style>
    <style:style style:name="T3" style:family="text">
      <style:text-properties fo:color="#000000" style:font-name="Verdana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Übungsfragen zur Prüfungsvorbereitung 6<text:line-break/><text:line-break/><text:line-break/>1. </text:span><text:span text:style-name="Source_20_Text"><text:span text:style-name="T3">Wo befindet sich die Hauptkonfigurationsdatei von GRUB bzw. GRUB2?</text:span></text:span><text:span text:style-name="Source_20_Text"><text:span text:style-name="T1"><text:line-break/><text:line-break/><text:line-break/><text:line-break/></text:span></text:span><text:span text:style-name="Source_20_Text"><text:span text:style-name="T3">2. Wie heißt die Hauptkonfigurationsdatei von GRUB bzw. GRUB2 die von grub-mkconfig bzw. grub2-mkconfig generiert wird?<text:line-break/><text:line-break/><text:line-break/><text:line-break/>3. Welche Dateien ruft ldconfig auf um die Datei /etc/ld.so.cache zu erstellen?<text:line-break/><text:line-break/><text:line-break/><text:line-break/>4. Wie können Sie sich mit ldconfig die Datei /etc/ld.so.cache anzeigen lassen?<text:line-break/><text:line-break/><text:line-break/><text:line-break/>5. Wie könne Sie sich mit ldconfig die Versionsnummer der Bibliothek libusb anzeigen lassen?<text:line-break/><text:line-break/><text:line-break/><text:line-break/>6. Wo befindet sich die Konfigurationsdatei für dpkg?<text:line-break/><text:line-break/><text:line-break/><text:line-break/>7. Wo können Sie sich auf einem Debian-System den Status bereits installierter Pakete ansehen um zu prüfen ob eine Installation erfolgreich war?<text:line-break/><text:line-break/><text:line-break/><text:line-break/>8. <text:s/>Wo können Sie sich auf einem Debian-System verfügbare Pakete ansehen um Beispielsweise die benötigte Prozessorarchitektur zu sehen?<text:line-break/><text:line-break/></text:span></text:span><text:soft-page-break/><text:span text:style-name="Source_20_Text"><text:span text:style-name="T3">9. Wo finden Sie auf einem Debian-System die Quellenangaben für die apt-tools?<text:line-break/><text:line-break/></text:span></text:span><text:span text:style-name="Source_20_Text"><text:span text:style-name="T1"><text:line-break/><text:line-break/></text:span></text:span><text:span text:style-name="Source_20_Text"><text:span text:style-name="T3">10. Wie lauten die 2 Befehle (Buchstabe und Wort) bei dpgk um das Paket lol_1.0-878_i386.deb zu installieren?<text:line-break/><text:line-break/><text:line-break/><text:line-break/>11. Was können Sie anstatt -C bei dpkg schreiben?<text:line-break/><text:line-break/><text:line-break/><text:line-break/>12. Was können Sie anstatt -P bei dpkg schreiben?<text:line-break/><text:line-break/></text:span></text:span><text:span text:style-name="Source_20_Text"><text:span text:style-name="T1"><text:line-break/><text:line-break/></text:span></text:span><text:span text:style-name="Source_20_Text"><text:span text:style-name="T3">13. Wie benutzen Sie apt-get wenn Sie das Programm fortune installieren möchten?<text:line-break/><text:line-break/><text:line-break/><text:line-break/>14. Wie benutzen Sie apt-get wenn Sie das Programm fortune wieder entfernen möchten?</text:span></text:span><text:span text:style-name="Source_20_Text"><text:span text:style-name="T1"><text:line-break/><text:line-break/></text:span></text:span><text:span text:style-name="Source_20_Text"><text:span text:style-name="T3"><text:line-break/><text:line-break/>15. Wie benutzen Sie apt-get wenn Sie die Liste verfügbarer Pakete aktualisieren möchten?<text:line-break/><text:line-break/><text:line-break/><text:line-break/>16. Wie können Sie prüfen ob zum RPM-Paket samba gehörende Dateien modifiziert oder gelöscht wurden?<text:line-break/><text:line-break/></text:span></text:span><text:span text:style-name="Source_20_Text"><text:span text:style-name="T1"><text:line-break/><text:line-break/></text:span></text:span><text:span text:style-name="Source_20_Text"><text:span text:style-name="T3">17. Wie können Sie ein RPM-Paket in ein cpio-Paket umwandeln um anschließend daraus einzelne Dateien wie z.B. die manpage zu extrahieren?</text:span></text:span><text:span text:style-name="Source_20_Text"><text:span text:style-name="T1"><text:line-break/><text:line-break/></text:span></text:span><text:soft-page-break/><text:span text:style-name="Source_20_Text"><text:span text:style-name="T3">18. yum ist eine Alternative zu<text:line-break/><text:line-break/>apt-get<text:line-break/>dpkg<text:line-break/>rpm<text:line-break/>Windows<text:line-break/>aptitude<text:line-break/><text:line-break/>19. Wo befindet sich die Hauptkonfigurationsdatei zu yum?</text:span></text:span><text:span text:style-name="Source_20_Text"><text:span text:style-name="T1"><text:line-break/><text:line-break/><text:line-break/><text:line-break/></text:span></text:span><text:span text:style-name="Source_20_Text"><text:span text:style-name="T3">20. zypper ist eine Alternative zu<text:line-break/><text:line-break/>apt-get<text:line-break/>dpkg<text:line-break/>rpm<text:line-break/>Windows<text:line-break/>aptitude</text:span></text:span><text:span text:style-name="Source_20_Text"><text:span text:style-name="T1"><text:line-break/><text:line-break/></text:span></text:span><text:span text:style-name="Source_20_Text"><text:span text:style-name="T3">21. Mit welchen 2 Befehlszeilen listen Sie sich geladene Module auf?</text:span></text:span><text:span text:style-name="Source_20_Text"><text:span text:style-name="T1"><text:line-break/><text:line-break/><text:line-break/><text:line-break/></text:span></text:span><text:span text:style-name="Source_20_Text"><text:span text:style-name="T3">22.</text:span></text:span><text:span text:style-name="Source_20_Text"><text:span text:style-name="T1"> </text:span></text:span><text:span text:style-name="Source_20_Text"><text:span text:style-name="T3">Mit welchem Programm entladen Sie Module?<text:line-break/><text:line-break/><text:line-break/><text:line-break/>23. Welchen Paketmanager nutzt openSUSE für rpm-Pakete?<text:line-break/><text:line-break/><text:line-break/><text:line-break/>24. Welches Modul muß für die Verwendung von USB-Maus und -Tastatur vorhanden sein?<text:line-break/><text:line-break/><text:line-break/><text:line-break/>25. Wie heißt „der Vater“ aller Prozesse bei einem SysV-init-basiertem System und welche PID hat er?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12T08:53:25.72</meta:creation-date>
    <dc:date>2019-08-14T09:28:29.28</dc:date>
    <meta:editing-duration>PT10H9M42S</meta:editing-duration>
    <meta:editing-cycles>13</meta:editing-cycles>
    <meta:generator>OpenOffice/4.1.6$Win32 OpenOffice.org_project/416m1$Build-9790</meta:generator>
    <meta:print-date>2019-08-12T16:17:34.87</meta:print-date>
    <meta:document-statistic meta:table-count="0" meta:image-count="0" meta:object-count="0" meta:page-count="3" meta:paragraph-count="1" meta:word-count="321" meta:character-count="2218"/>
  </office:meta>
</office:document-meta>
</file>